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Times New Roman" fo:font-size="32pt" fo:letter-spacing="normal" fo:font-style="normal" fo:font-weight="bold"/>
    </style:style>
    <style:style style:name="P2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italic" fo:font-weight="normal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1" fo:font-size="9.75pt" fo:font-weight="normal"/>
    </style:style>
    <style:style style:name="T4" style:family="text">
      <style:text-properties style:font-name="Arial1" fo:font-size="9.75pt" fo:font-style="italic" fo:font-weight="normal" style:font-style-asian="italic" style:font-style-complex="italic"/>
    </style:style>
    <style:style style:name="T5" style:family="text">
      <style:text-properties style:font-name="Arial1" fo:font-size="14pt" fo:font-weight="normal" style:font-size-asian="14pt" style:font-size-complex="14pt"/>
    </style:style>
    <style:style style:name="T6" style:family="text">
      <style:text-properties style:font-name="Arial1" fo:font-weight="normal"/>
    </style:style>
    <style:style style:name="T7" style:family="text">
      <style:text-properties style:font-name="Arial1" fo:font-style="italic" fo:font-weight="normal" style:font-style-asian="italic" style:font-style-complex="italic"/>
    </style:style>
    <style:style style:name="T8" style:family="text">
      <style:text-properties style:text-line-through-style="none" fo:language="zxx" fo:country="none" style:text-underline-style="none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9" style:family="text">
      <style:text-properties style:font-name="Times New Roman" fo:font-size="14pt" fo:font-weight="normal" style:font-size-asian="14pt" style:font-size-complex="14pt"/>
    </style:style>
    <style:style style:name="T10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6.1 </text:span><text:span text:style-name="T9">Прототип функции описывает ее интерфейс и состоит из типа возвращаемого функцией значения, имени и списка параметров. </text:span></text:p>
      <text:p text:style-name="P2"><text:span text:style-name="T10">Кожна функція повинна мати оголошення і визначення. Оголошення функції називається її прототипом. Загальний вид прототипу виглядає в такий спосіб.</text:span></text:p>
      <text:p text:style-name="P2"><text:span text:style-name="T10"/></text:p>
      <text:p text:style-name="P4"><text:span text:style-name="T2">тип_значення_що_повертається ім'я_функції(тип_параметра1, ... , тип_параметра N); </text:span></text:p>
      <text:p text:style-name="P3"><text:span text:style-name="T1"/></text:p>
      <text:p text:style-name="P5"><text:span text:style-name="T10">У мові С++ є й інша можливість: при виклику функції можна задавати меншу кількість аргументів, ніж зазначено в прототипі. Цей механізм заснований на застосуванні параметрів за замовчуванням. Для цього в списку параметрів необхідно вказати, яке значення повинне приймати аргумент, якщо він не зазначений явно. </text:span></text:p>
      <text:p text:style-name="P5"><text:span text:style-name="T10"/></text:p>
      <text:p text:style-name="P4"><text:span text:style-name="T2">тип_ щоповертається_значення f(параметр_1, параметр_2=значення); </text:span></text:p>
      <text:p text:style-name="P4"><text:span text:style-name="T2"/></text:p>
      <text:p text:style-name="P6">Припустимо, нам потрібно знайти максимальне з двох заданих чисел. Виникає питання, про який тип чисел мова йде: int, short, long, unsigned int, float чи double? Хоча в кожнім з цих випадків порівняння виконується зовсім однаково, для обчислення максимального значення нам довелося б написати шість різних функцій і викликати їх у залежності від типу аргументів. У мові С++ є можливість уникнути цієї незручності — механізм перевантажених функцій. У його основі лежить здатність компілятора розрізняти однойменні функції, що мають різні чи типи різна кількість аргументів. Це явище іноді називають найпростішою формою поліморфізму. Розглянемо описаний вище приклад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2:44:17</dc:date>
    <dc:creator>mark </dc:creator>
    <meta:editing-duration>PT3S</meta:editing-duration>
    <meta:editing-cycles>29</meta:editing-cycles>
    <meta:document-statistic meta:table-count="0" meta:image-count="0" meta:object-count="0" meta:page-count="1" meta:paragraph-count="6" meta:word-count="184" meta:character-count="1389" meta:non-whitespace-character-count="1206"/>
  </office:meta>
</office:document-meta>
</file>